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>
      <style:table-cell-properties style:cell-protect="protected" style:print-content="true" fo:background-color="transparent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/>
      <style:paragraph-properties fo:text-align="start" fo:margin-left="0.139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fo:background-color="transparent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cell-protect="protected" style:print-content="tru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a933" style:cell-protect="protected" style:print-content="true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cell-protect="protected" style:print-content="tru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cell-protect="protected" style:print-content="true"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()&lt;[$Sheet1.$B$12]" style:apply-style-name="Invalid_20_Value" style:base-cell-address="Sheet1.B13"/>
      <style:map style:condition="cell-content()&lt;[$Sheet1.$B$8]" style:apply-style-name="Invalid_20_Value" style:base-cell-address="Sheet1.B13"/>
      <style:map style:condition="cell-content()&gt;[$Sheet1.$B$12] + 1" style:apply-style-name="Invalid_20_Value" style:base-cell-address="Sheet1.B13"/>
    </style:style>
    <style:style style:name="ce30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-is-not-between(1,4)" style:apply-style-name="Invalid_20_Value" style:base-cell-address="Sheet1.B14"/>
      <style:map style:condition="cell-content()&gt;[$Sheet1.$B$12]" style:apply-style-name="Invalid_20_Value" style:base-cell-address="Sheet1.B14"/>
      <style:map style:condition="cell-content()&gt;[$Sheet1.$B$13]" style:apply-style-name="Invalid_20_Value" style:base-cell-address="Sheet1.B14"/>
    </style:style>
    <style:style style:name="ce31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  <style:map style:condition="cell-content()!=[$Sheet1.$B$19]" style:apply-style-name="Invalid_20_Value" style:base-cell-address="Sheet1.B15"/>
    </style:style>
    <style:style style:name="ce32" style:family="table-cell" style:parent-style-name="Default" style:data-style-name="N122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33" style:family="table-cell" style:parent-style-name="Default" style:data-style-name="N122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0.009" style:apply-style-name="Invalid_20_Value" style:base-cell-address="Sheet1.B25"/>
    </style:style>
    <style:style style:name="ce34" style:family="table-cell" style:parent-style-name="Default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[$Sheet1.$B$21]" style:apply-style-name="Invalid_20_Value" style:base-cell-address="Sheet1.B26"/>
    </style:style>
    <style:style style:name="ce35" style:family="table-cell" style:parent-style-name="Default" style:data-style-name="N11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9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1022" table:default-cell-style-name="ce20"/>
        <table:table-row table:style-name="ro1">
          <table:table-cell table:style-name="ce15" office:value-type="string" calcext:value-type="string">
            <text:p>Legend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User Input Required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6" office:value-type="string" calcext:value-type="string">
            <text:p>Valid Res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valid Result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7"/>
          <table:table-cell table:style-name="ce25"/>
          <table:table-cell table:number-columns-repeated="1022"/>
        </table:table-row>
        <table:table-row table:style-name="ro1">
          <table:table-cell table:style-name="ce18" office:value-type="string" calcext:value-type="string">
            <text:p>Frequency (MHz)</text:p>
          </table:table-cell>
          <table:table-cell table:style-name="ce26" office:value-type="float" office:value="20" calcext:value-type="float">
            <office:annotation office:display="true" draw:style-name="gr1" draw:text-style-name="P2" svg:width="3.8142in" svg:height="0.2346in" svg:x="3.1874in" svg:y="0.1579in" draw:caption-point-x="-0.2398in" draw:caption-point-y="0.735in">
              <dc:creator>SB</dc:creator>
              <dc:date>2017-01-22T00:00:00</dc:date>
              <text:p text:style-name="P1"><text:span text:style-name="T1">Input Frequency to the CAN Controller</text:span></text:p>
            </office:annotation>
            <text:p>2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Clock Divider</text:p>
          </table:table-cell>
          <table:table-cell table:style-name="ce26" office:value-type="float" office:value="10" calcext:value-type="float">
            <office:annotation office:display="true" draw:style-name="gr1" draw:text-style-name="P2" svg:width="3.8114in" svg:height="0.2346in" svg:x="3.1902in" svg:y="0.4543in" draw:caption-point-x="-0.2425in" draw:caption-point-y="0.6161in">
              <dc:date>2022-11-06T00:00:00</dc:date>
              <text:p text:style-name="P1"><text:span text:style-name="T1">The clock divider <text:s/>for the incoming CAN controller frequency</text:span></text:p>
            </office:annotation>
            <text:p>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nformation Processing Time (IPT)</text:p>
          </table:table-cell>
          <table:table-cell table:style-name="ce26" office:value-type="float" office:value="2" calcext:value-type="float">
            <office:annotation office:display="true" draw:style-name="gr1" draw:text-style-name="P2" svg:width="3.8138in" svg:height="0.2346in" svg:x="3.1878in" svg:y="0.7508in" draw:caption-point-x="-0.2402in" draw:caption-point-y="0.4976in">
              <dc:date>2022-11-06T00:00:00</dc:date>
              <text:p text:style-name="P1"><text:span text:style-name="T1">This is device specific, but typically a value of 2TQ</text:span></text:p>
            </office:annotation>
            <text:p>2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Sync-Seg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Seg</text:p>
          </table:table-cell>
          <table:table-cell table:style-name="ce28" table:formula="of:=ROUNDUP([.B22]/[.B17]; 0)" office:value-type="float" office:value="7" calcext:value-type="float">
            <office:annotation office:display="true" draw:style-name="gr2" draw:text-style-name="P2" svg:width="3.8173in" svg:height="0.7012in" svg:x="3.1878in" svg:y="1.0862in" draw:caption-point-x="-0.2402in" draw:caption-point-y="0.6957in">
              <dc:date>2022-11-07T00:00:00</dc:date>
              <text:p text:style-name="P1"><text:span text:style-name="T1">Most CAN controllers requires this value to be </text:span><text:span text:style-name="T2">less than or equal</text:span><text:span text:style-name="T1"> to 8. Some CAN controllers may combine </text:span><text:span text:style-name="T3">Prop-Seg</text:span><text:span text:style-name="T1"> and </text:span><text:span text:style-name="T3">Phase-Seg1</text:span><text:span text:style-name="T1"> into a single value that added together must be </text:span><text:span text:style-name="T2">less than or equal</text:span><text:span text:style-name="T1"> to 16</text:span></text:p>
            </office:annotation>
            <text:p>7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2</text:p>
          </table:table-cell>
          <table:table-cell table:style-name="ce29" office:value-type="float" office:value="4" calcext:value-type="float">
            <office:annotation office:display="true" draw:style-name="gr3" draw:text-style-name="P2" svg:width="3.8118in" svg:height="0.3902in" svg:x="3.1898in" svg:y="1.8504in" draw:caption-point-x="-0.2421in" draw:caption-point-y="0.287in">
              <dc:date>2023-02-05T00:00:00</dc:date>
              <text:p text:style-name="P1"><text:span text:style-name="T3">Phase-Seg2</text:span><text:span text:style-name="T1"> must be MAX(</text:span><text:span text:style-name="T3">IPT</text:span><text:span text:style-name="T1">, </text:span><text:span text:style-name="T3">Phase-Seg1</text:span><text:span text:style-name="T1">) or MAX(</text:span><text:span text:style-name="T3">IPT</text:span><text:span text:style-name="T1">, </text:span><text:span text:style-name="T3">Phase-Seg1</text:span><text:span text:style-name="T1"> + 1)</text:span></text:p>
            </office:annotation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JW</text:p>
          </table:table-cell>
          <table:table-cell table:style-name="ce30" office:value-type="float" office:value="3" calcext:value-type="float">
            <office:annotation office:display="true" draw:style-name="gr4" draw:text-style-name="P2" svg:width="3.8035in" svg:height="0.5457in" svg:x="3.198in" svg:y="2.3043in" draw:caption-point-x="-0.2504in" draw:caption-point-y="0.0106in">
              <dc:date>2022-11-06T00:00:00</dc:date>
              <text:p text:style-name="P1"><text:span text:style-name="T3">SJW</text:span><text:span text:style-name="T1"> must be </text:span><text:span text:style-name="T2">less than or equal</text:span><text:span text:style-name="T1"> to both </text:span><text:span text:style-name="T3">Phase-Seg1</text:span><text:span text:style-name="T1"> and </text:span><text:span text:style-name="T3">Phase-Seg2</text:span><text:span text:style-name="T1">. <text:s/>Some CAN controllers require </text:span><text:span text:style-name="T3">SJW</text:span><text:span text:style-name="T1"> to be </text:span><text:span text:style-name="T2">less than</text:span><text:span text:style-name="T1"> </text:span><text:span text:style-name="T3">Phase-Seg2</text:span><text:span text:style-name="T1"> to allow for processing time</text:span></text:p>
            </office:annotation>
            <text:p>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it Length (TQ)</text:p>
          </table:table-cell>
          <table:table-cell table:style-name="ce31" table:formula="of:=SUM([.B10:.B13])" office:value-type="float" office:value="16" calcext:value-type="float">
            <office:annotation office:display="true" draw:style-name="gr3" draw:text-style-name="P2" svg:width="3.802in" svg:height="0.3902in" svg:x="3.1984in" svg:y="2.9102in" draw:caption-point-x="-0.2508in" draw:caption-point-y="-0.4173in">
              <dc:creator>SB</dc:creator>
              <dc:date>2017-01-22T00:00:00</dc:date>
              <text:p text:style-name="P1"><text:span text:style-name="T1">The sum of </text:span><text:span text:style-name="T3">Sync-Seg</text:span><text:span text:style-name="T1"> + </text:span><text:span text:style-name="T3">Prop-Seg</text:span><text:span text:style-name="T1"> + </text:span><text:span text:style-name="T3">Phase-Seg1</text:span><text:span text:style-name="T1"> + </text:span><text:span text:style-name="T3">Phase-Seg2</text:span><text:span text:style-name="T1">, must be </text:span><text:span text:style-name="T2">equal</text:span><text:span text:style-name="T1"> to </text:span><text:span text:style-name="T3">TQ/bit</text:span></text:p>
            </office:annotation>
            <text:p>16</text:p>
          </table:table-cell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TQ (ns)</text:p>
          </table:table-cell>
          <table:table-cell table:style-name="ce18" table:formula="of:=[.B7]/[.B6]*1000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ud (kbps)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Q/Bit</text:p>
          </table:table-cell>
          <table:table-cell table:style-name="ce18" table:formula="of:=(1/[.B18]/[.B17])*(1000*1000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delay/meter (ns)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required (m)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us prop-delay (ns)</text:p>
          </table:table-cell>
          <table:table-cell table:style-name="ce18" table:formula="of:=([.B21]*[.B20]*2 + 400)" office:value-type="float" office:value="3400" calcext:value-type="float">
            <text:p>34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1</text:p>
          </table:table-cell>
          <table:table-cell table:style-name="ce32" table:formula="of:=MIN([.B12];[.B13])/(2*((13*[.B15])-[.B13]))" office:value-type="percentage" office:value="0.00980392156862745" calcext:value-type="percentage">
            <text:p>0.980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2</text:p>
          </table:table-cell>
          <table:table-cell table:style-name="ce32" table:formula="of:=[.B14]/(20*[.B15])" office:value-type="percentage" office:value="0.009375" calcext:value-type="percentage"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Absolute</text:p>
          </table:table-cell>
          <table:table-cell table:style-name="ce33" table:formula="of:=MIN([.B23];[.B24])" office:value-type="percentage" office:value="0.009375" calcext:value-type="percentage">
            <office:annotation office:display="true" draw:style-name="gr3" draw:text-style-name="P2" svg:width="3.8024in" svg:height="0.3902in" svg:x="3.1996in" svg:y="3.3953in" draw:caption-point-x="-0.252in" draw:caption-point-y="0.8752in">
              <dc:creator>SB</dc:creator>
              <dc:date>2017-01-22T00:00:00</dc:date>
              <text:p text:style-name="P1"><text:span text:style-name="T1">Timing parameters should be chosen to </text:span><text:span text:style-name="T2">maximize</text:span><text:span text:style-name="T1"> this value while meeting the 300m bus length requirement</text:span></text:p>
            </office:annotation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Supported (m)</text:p>
          </table:table-cell>
          <table:table-cell table:style-name="ce34" table:formula="of:=(([.B11]*[.B17])-400)/[.B20]/2" office:value-type="float" office:value="310" calcext:value-type="float">
            <office:annotation office:display="true" draw:style-name="gr5" draw:text-style-name="P2" svg:width="3.8031in" svg:height="0.5693in" svg:x="3.1988in" svg:y="3.8571in" draw:caption-point-x="-0.2512in" draw:caption-point-y="0.5913in">
              <dc:creator>SB</dc:creator>
              <dc:date>2017-01-22T00:00:00</dc:date>
              <text:p text:style-name="P1"><text:span text:style-name="T1">This is the maximum theoretical bus length supported by the timing parameters, must be </text:span><text:span text:style-name="T2">greater than or equal</text:span><text:span text:style-name="T1"> to 300, determined by </text:span><text:span text:style-name="T3">Prop-Seg</text:span></text:p>
            </office:annotation>
            <text:p>3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ample Point</text:p>
          </table:table-cell>
          <table:table-cell table:style-name="ce35" table:formula="of:=SUM([.B10:.B12])/[.B15]" office:value-type="percentage" office:value="0.75" calcext:value-type="percentage">
            <office:annotation office:display="true" draw:style-name="gr3" draw:text-style-name="P2" svg:width="3.8051in" svg:height="0.3902in" svg:x="3.1969in" svg:y="4.5024in" draw:caption-point-x="-0.2492in" draw:caption-point-y="0.1236in">
              <dc:creator>SB</dc:creator>
              <dc:date>2017-01-22T00:00:00</dc:date>
              <text:p text:style-name="P1"><text:span text:style-name="T1">This is the point within the bit where the data will be sampled, sane values are typically between 60% and 80%</text:span></text:p>
            </office:annotation>
            <text:p>75.00%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5:Sheet1.B15">
            <calcext:condition calcext:apply-style-name="Invalid Value" calcext:value="!=[$Sheet1.$B$19]" calcext:base-cell-address="Sheet1.B15"/>
          </calcext:conditional-format>
          <calcext:conditional-format calcext:target-range-address="Sheet1.B25:Sheet1.B25">
            <calcext:condition calcext:apply-style-name="Invalid Value" calcext:value="&lt;0.009" calcext:base-cell-address="Sheet1.B25"/>
          </calcext:conditional-format>
          <calcext:conditional-format calcext:target-range-address="Sheet1.B26:Sheet1.B26">
            <calcext:condition calcext:apply-style-name="Invalid Value" calcext:value="&lt;[$Sheet1.$B$21]" calcext:base-cell-address="Sheet1.B26"/>
          </calcext:conditional-format>
          <calcext:conditional-format calcext:target-range-address="Sheet1.B14:Sheet1.B14">
            <calcext:condition calcext:apply-style-name="Invalid Value" calcext:value="not-between(1,4)" calcext:base-cell-address="Sheet1.B14"/>
            <calcext:condition calcext:apply-style-name="Invalid Value" calcext:value="&gt;[$Sheet1.$B$12]" calcext:base-cell-address="Sheet1.B14"/>
            <calcext:condition calcext:apply-style-name="Invalid Value" calcext:value="&gt;[$Sheet1.$B$13]" calcext:base-cell-address="Sheet1.B14"/>
          </calcext:conditional-format>
          <calcext:conditional-format calcext:target-range-address="Sheet1.B13:Sheet1.B13">
            <calcext:condition calcext:apply-style-name="Invalid Value" calcext:value="&lt;[$Sheet1.$B$12]" calcext:base-cell-address="Sheet1.B13"/>
            <calcext:condition calcext:apply-style-name="Invalid Value" calcext:value="&lt;[$Sheet1.$B$8]" calcext:base-cell-address="Sheet1.B13"/>
            <calcext:condition calcext:apply-style-name="Invalid Value" calcext:value="&gt;[$Sheet1.$B$12] + 1" calcext:base-cell-address="Sheet1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number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art Baker</meta:initial-creator>
    <meta:creation-date>2017-01-17T19:33:50.863328819</meta:creation-date>
    <dc:date>2023-02-05T13:01:48.765631343</dc:date>
    <meta:editing-duration>P4DT23H20M24S</meta:editing-duration>
    <meta:editing-cycles>21</meta:editing-cycles>
    <meta:generator>LibreOffice/7.3.7.2$Linux_X86_64 LibreOffice_project/30$Build-2</meta:generator>
    <meta:document-statistic meta:table-count="1" meta:cell-count="44" meta:object-count="0"/>
  </office:meta>
</office:document-meta>
</file>